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77.58mm"/>
    </style:style>
    <style:style style:name="co3" style:family="table-column">
      <style:table-column-properties fo:break-before="auto" style:column-width="26.19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="0.06pt solid #000000" style:rotation-align="none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style:font-name="Calibri"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Tableau de Bord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MLD - MCD - SQL de la BDD</text:p>
          </table:table-cell>
          <table:table-cell table:style-name="ce2"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agramme de séquence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s d'utilisation</text:p>
          </table:table-cell>
          <table:table-cell table:style-name="ce2" office:value-type="string" calcext:value-type="string">
            <text:p>Léo, Gauthier, Maxime, 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te de cadrage</text:p>
          </table:table-cell>
          <table:table-cell table:style-name="ce2" office:value-type="string" calcext:value-type="string">
            <text:p>Léo, Gauthier, Maxi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énarios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Smartphone</text:p>
          </table:table-cell>
          <table:table-cell table:style-name="ce3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Navigateur</text:p>
          </table:table-cell>
          <table:table-cell table:style-name="ce3"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Tablette</text:p>
          </table:table-cell>
          <table:table-cell table:style-name="ce3" office:value-type="string" calcext:value-type="string">
            <text:p>Maxime, Benjamin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Modèles</text:p>
          </table:table-cell>
          <table:table-cell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se de données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utes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scription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nexion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éconnexion</text:p>
          </table:table-cell>
          <table:table-cell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ofil</text:p>
          </table:table-cell>
          <table:table-cell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éation de liste</text:p>
          </table:table-cell>
          <table:table-cell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ffichage Liste</text:p>
          </table:table-cell>
          <table:table-cell office:value-type="string" calcext:value-type="string">
            <text:p>Julien, Benjamin, Gautier, Léo, Maxime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Ajout d’item</text:p>
          </table:table-cell>
          <table:table-cell table:style-name="Default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Default" office:value-type="string" calcext:value-type="string">
            <text:p>Ajout chat</text:p>
          </table:table-cell>
          <table:table-cell table:style-name="Default" office:value-type="string" calcext:value-type="string">
            <text:p>Maxime, Gauti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stion d’erreur, alertes</text:p>
          </table:table-cell>
          <table:table-cell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jout message</text:p>
          </table:table-cell>
          <table:table-cell office:value-type="string" calcext:value-type="string">
            <text:p>Léo, Benjami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Responsive</text:p>
          </table:table-cell>
          <table:table-cell table:style-name="ce5" office:value-type="string" calcext:value-type="string">
            <text:p>Julien, Benjamin, Gautier, Léo, Maxime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2:24:41.109212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07:17</meta:creation-date>
    <meta:initial-creator>Benjamin Varnerot</meta:initial-creator>
    <dc:language>fr-FR</dc:language>
    <dc:date>2017-11-10T16:56:14.153388795</dc:date>
    <meta:editing-cycles>7</meta:editing-cycles>
    <meta:editing-duration>PT4H26M23S</meta:editing-duration>
    <meta:generator>LibreOffice/5.1.6.2$Linux_X86_64 LibreOffice_project/10m0$Build-2</meta:generator>
    <meta:document-statistic meta:table-count="3" meta:cell-count="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